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ABCB7412.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2" svg:font-family="Mangal"/>
    <style:font-face style:name="Arial Black1" svg:font-family="'Arial Black'" style:font-family-generic="roman"/>
    <style:font-face style:name="Mangal3" svg:font-family="Mangal" style:font-pitch="variable"/>
    <style:font-face style:name="Arial Black" svg:font-family="'Arial Black'" style:font-family-generic="roman" style:font-pitch="variable"/>
    <style:font-face style:name="Arial Unicode MS1" svg:font-family="'Arial Unicode M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master-page-name="Standard">
      <style:paragraph-properties fo:text-align="center" style:justify-single-word="false" style:page-number="auto"/>
    </style:style>
    <style:style style:name="P3" style:family="paragraph">
      <style:paragraph-properties style:writing-mode="lr-tb"/>
    </style:style>
    <style:style style:name="P4" style:family="paragraph">
      <style:paragraph-properties fo:text-align="center" style:writing-mode="lr-tb"/>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draw:fill="solid" draw:fill-color="#000000" draw:textarea-horizontal-align="left" draw:textarea-vertical-align="middle" draw:auto-grow-height="false" fo:padding-top="0.229cm" fo:padding-bottom="0.229cm" fo:padding-left="0.441cm" fo:padding-right="0.441cm" fo:wrap-option="no-wrap" style:run-through="foreground"/>
    </style:style>
    <style:style style:name="gr4" style:family="graphic">
      <style:graphic-properties draw:stroke="none" draw:fill="solid" draw:fill-color="#ffffff" draw:textarea-horizontal-align="left" draw:textarea-vertical-align="middle" draw:auto-grow-height="false" fo:padding-top="0.229cm" fo:padding-bottom="0.229cm" fo:padding-left="0.441cm" fo:padding-right="0.441cm" fo:wrap-option="no-wrap" style:run-through="foreground"/>
    </style:style>
    <style:style style:name="gr5" style:family="graphic">
      <style:graphic-properties draw:stroke="none" draw:fill="solid" draw:fill-color="#b2b2b2" draw:textarea-horizontal-align="left" draw:textarea-vertical-align="middle" draw:auto-grow-height="false" fo:padding-top="0.229cm" fo:padding-bottom="0.229cm" fo:padding-left="0.441cm" fo:padding-right="0.441cm" fo:wrap-option="no-wrap" style:run-through="foreground"/>
    </style:style>
    <style:style style:name="gr6" style:family="graphic">
      <style:graphic-properties draw:stroke="none" draw:fill="solid" draw:fill-color="#dddddd" draw:textarea-horizontal-align="left" draw:textarea-vertical-align="middle" draw:auto-grow-height="false" fo:padding-top="0.229cm" fo:padding-bottom="0.229cm" fo:padding-left="0.441cm" fo:padding-right="0.441cm" fo:wrap-option="no-wrap" style:run-through="foreground"/>
    </style:style>
    <style:style style:name="gr7" style:family="graphic">
      <style:graphic-properties draw:stroke="solid" svg:stroke-width="0.035cm" svg:stroke-color="#000000" draw:stroke-linejoin="round" draw:fill="solid" draw:fill-color="#ffffff" draw:textarea-horizontal-align="left" draw:textarea-vertical-align="middle" draw:auto-grow-height="false" fo:padding-top="0.229cm" fo:padding-bottom="0.229cm" fo:padding-left="0.441cm" fo:padding-right="0.441cm" fo:wrap-option="no-wrap" style:run-through="foreground"/>
    </style:style>
    <style:style style:name="gr8"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9" style:family="graphic">
      <style:graphic-properties draw:stroke="solid" svg:stroke-width="0.035cm" svg:stroke-color="#000000" draw:stroke-linejoin="round" draw:fill="none" draw:fill-color="#ffffff" draw:textarea-horizontal-align="left" draw:textarea-vertical-align="middle" draw:auto-grow-height="false" fo:padding-top="0.229cm" fo:padding-bottom="0.229cm" fo:padding-left="0.441cm" fo:padding-right="0.441cm" fo:wrap-option="no-wrap"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
      <text:p text:style-name="Standard"/>
      <text:p text:style-name="Standard"/>
      <text:p text:style-name="Standard"><draw:g text:anchor-type="char" draw:z-index="0" draw:style-name="gr1"><draw:g draw:style-name="gr2"><draw:custom-shape draw:style-name="gr3" draw:text-style-name="P3" svg:width="1.183cm" svg:height="2.356cm" svg:x="8.239cm" svg:y="5.214cm"><text:p/><draw:enhanced-geometry svg:viewBox="0 0 772 1535" draw:type="non-primitive" draw:enhanced-path="M 183 123 L 266 33 424 0 559 33 634 83 695 183 747 361 772 554 772 899 695 1200 582 1370 469 1468 341 1535 160 1528 18 1425 0 1302 70 1119 130 914 153 649 115 423 115 258 183 123 Z N"/></draw:custom-shape><draw:custom-shape draw:style-name="gr3" draw:text-style-name="P3" svg:width="1.352cm" svg:height="2.32cm" svg:x="8.696cm" svg:y="7.309cm"><text:p/><draw:enhanced-geometry svg:viewBox="0 0 883 1512" draw:type="non-primitive" draw:enhanced-path="M 294 63 L 188 0 53 0 0 83 23 205 143 325 392 436 677 671 723 774 700 821 482 977 226 1162 166 1242 166 1325 361 1412 662 1512 768 1512 883 1445 883 1392 798 1365 414 1325 271 1290 256 1229 504 1059 775 896 835 836 858 754 835 638 753 551 482 253 294 63 Z N"/></draw:custom-shape><draw:custom-shape draw:style-name="gr3" draw:text-style-name="P3" svg:width="1.684cm" svg:height="2.47cm" svg:x="6.916cm" svg:y="7.197cm"><text:p/><draw:enhanced-geometry svg:viewBox="0 0 1099 1610" draw:type="non-primitive" draw:enhanced-path="M 597 218 L 773 80 938 0 1044 12 1099 80 1099 155 1066 238 953 285 725 400 590 543 499 713 477 814 597 936 725 1114 818 1277 840 1380 840 1440 780 1480 590 1487 301 1547 249 1602 204 1610 0 1547 0 1487 91 1440 454 1380 642 1400 735 1400 758 1365 680 1214 522 1019 409 876 364 794 364 671 439 468 507 340 597 218 Z N"/></draw:custom-shape><draw:custom-shape draw:style-name="gr3" draw:text-style-name="P3" svg:width="2.274cm" svg:height="1.842cm" svg:x="6.013cm" svg:y="5.219cm"><text:p/><draw:enhanced-geometry svg:viewBox="0 0 1485 1202" draw:type="non-primitive" draw:enhanced-path="M 890 1202 L 983 1192 1011 1124 1036 881 1174 596 1317 465 1485 330 1470 235 1369 185 1244 235 1106 373 978 673 923 906 885 1029 780 984 662 783 564 505 582 380 637 248 660 150 419 145 178 105 65 0 0 50 88 230 281 250 489 270 494 428 514 611 584 816 672 1019 805 1154 890 1202 Z N"/></draw:custom-shape><draw:custom-shape draw:style-name="gr3" draw:text-style-name="P3" svg:width="1.675cm" svg:height="2.493cm" svg:x="9.414cm" svg:y="2.997cm"><text:p/><draw:enhanced-geometry svg:viewBox="0 0 1093 1625" draw:type="non-primitive" draw:enhanced-path="M 0 1610 L 0 1503 68 1420 364 1325 730 1245 941 1197 966 1155 865 1034 667 857 464 706 304 626 213 544 206 483 259 428 386 401 547 298 569 198 569 55 554 0 615 13 700 135 730 266 637 361 554 388 394 463 364 504 386 544 532 654 685 714 888 869 1026 1054 1093 1197 1071 1245 1026 1277 850 1340 502 1443 281 1530 138 1605 45 1625 0 1610 Z N"/></draw:custom-shape><draw:custom-shape draw:style-name="gr3" draw:text-style-name="P3" svg:width="1.306cm" svg:height="1.775cm" svg:x="7.77cm" svg:y="3.367cm"><text:p/><draw:enhanced-geometry svg:viewBox="0 0 853 1157" draw:type="non-primitive" draw:enhanced-path="M 173 939 L 271 1042 431 1137 567 1157 670 1137 792 1057 838 892 853 769 815 654 745 511 680 388 670 361 700 218 792 75 807 33 760 0 700 0 634 185 604 306 522 225 451 163 308 115 203 115 45 185 0 381 38 634 105 872 173 939 Z N"/></draw:custom-shape></draw:g><draw:g draw:style-name="gr2"><draw:g draw:style-name="gr2"><draw:custom-shape draw:style-name="gr4" draw:text-style-name="P3" svg:width="1.777cm" svg:height="1.172cm" svg:x="10.102cm" svg:y="1.155cm"><text:p/><draw:enhanced-geometry svg:viewBox="0 0 1161 766" draw:type="non-primitive" draw:enhanced-path="M 88 0 L 35 308 0 515 3 571 301 611 655 683 868 728 1008 763 1033 766 1056 741 1078 623 1106 498 1131 380 1146 295 1161 217 1138 190 787 135 637 107 374 52 231 15 118 5 88 0 Z N"/></draw:custom-shape><draw:custom-shape draw:style-name="gr3" draw:text-style-name="P3" svg:width="1.849cm" svg:height="1.232cm" svg:x="10.061cm" svg:y="1.122cm"><text:p/><draw:enhanced-geometry svg:viewBox="0 0 1208 804" draw:type="non-primitive" draw:enhanced-path="M 125 0 L 381 55 687 125 872 150 1065 175 1188 193 1208 230 1188 323 1148 526 1120 699 1098 786 1060 804 443 676 20 614 0 588 42 381 75 200 100 35 127 53 142 108 606 461 1176 323 1163 348 616 503 584 493 135 150 107 168 70 383 333 363 57 413 45 558 55 573 361 629 656 679 877 729 1035 774 1073 764 1093 646 784 456 814 433 1103 591 1133 456 1168 331 1176 245 1043 225 697 153 250 55 122 28 125 0 Z N"/></draw:custom-shape></draw:g><draw:g draw:style-name="gr2"><draw:custom-shape draw:style-name="gr4" draw:text-style-name="P3" svg:width="1.855cm" svg:height="1.422cm" svg:x="10.292cm" svg:y="1.372cm"><text:p/><draw:enhanced-geometry svg:viewBox="0 0 1212 929" draw:type="non-primitive" draw:enhanced-path="M 196 0 L 86 288 11 484 0 544 289 636 622 774 825 859 956 919 981 929 1008 909 1051 799 1101 679 1151 571 1184 491 1212 418 1192 383 858 268 715 211 467 105 331 40 224 10 196 0 Z N"/></draw:custom-shape><draw:custom-shape draw:style-name="gr3" draw:text-style-name="P3" svg:width="1.916cm" svg:height="1.486cm" svg:x="10.255cm" svg:y="1.342cm"><text:p/><draw:enhanced-geometry svg:viewBox="0 0 1252 969" draw:type="non-primitive" draw:enhanced-path="M 234 0 L 474 103 760 228 938 291 1119 353 1242 391 1252 428 1214 521 1134 711 1074 877 1036 959 996 969 417 726 13 581 0 554 78 356 146 188 204 28 226 50 231 110 617 544 1199 519 1184 541 620 589 587 574 216 151 183 163 106 366 372 396 93 391 48 534 58 551 349 661 625 767 830 862 978 934 1013 932 1056 822 795 571 825 556 1079 767 1136 639 1191 521 1214 441 1091 396 765 258 349 80 226 28 234 0 Z N"/></draw:custom-shape></draw:g><draw:g draw:style-name="gr2"><draw:custom-shape draw:style-name="gr4" draw:text-style-name="P3" svg:width="1.844cm" svg:height="1.655cm" svg:x="10.343cm" svg:y="1.549cm"><text:p/><draw:enhanced-geometry svg:viewBox="0 0 1204 1080" draw:type="non-primitive" draw:enhanced-path="M 314 0 L 141 256 23 431 0 484 258 642 552 849 730 977 843 1065 868 1080 900 1065 965 967 1041 864 1113 769 1161 699 1204 634 1196 596 898 409 770 319 552 161 436 71 339 16 314 0 Z N"/></draw:custom-shape><draw:custom-shape draw:style-name="gr3" draw:text-style-name="P3" svg:width="1.916cm" svg:height="1.714cm" svg:x="10.306cm" svg:y="1.524cm"><text:p/><draw:enhanced-geometry svg:viewBox="0 0 1251 1117" draw:type="non-primitive" draw:enhanced-path="M 354 0 L 567 155 817 341 978 441 1141 541 1249 606 1251 649 1194 729 1076 894 980 1044 923 1117 880 1117 371 749 10 516 0 488 125 315 228 165 318 20 336 48 326 105 607 616 1184 724 1161 744 599 661 572 639 306 143 271 148 150 328 399 416 128 351 55 478 60 498 318 671 564 836 745 974 870 1079 908 1084 973 984 775 681 810 679 1011 939 1091 824 1173 726 1216 651 1103 576 815 371 451 103 341 25 354 0 Z N"/></draw:custom-shape></draw:g></draw:g><draw:custom-shape draw:style-name="gr3" draw:text-style-name="P3" svg:width="2.11cm" svg:height="0.777cm" draw:transform="rotate (0.33161255787886) translate (6.9215cm 1.04422222222222cm)"><text:p/><draw:enhanced-geometry svg:viewBox="0 0 1377 508" draw:type="non-primitive" draw:enhanced-path="M 53 453 L 118 463 286 451 326 406 308 331 266 280 266 245 369 200 494 198 657 218 785 270 850 305 845 341 832 396 843 466 913 498 1056 508 1158 448 1176 391 1146 300 1096 253 1101 198 1156 188 1211 170 1229 93 1271 35 1377 48 1374 17 1276 0 1234 10 1214 53 1204 108 1189 153 1128 165 1078 168 1061 233 1008 185 822 135 624 93 454 85 306 105 183 138 70 175 5 305 0 361 10 411 53 453 Z N"/></draw:custom-shape><draw:g draw:style-name="gr2"><draw:custom-shape draw:style-name="gr5" draw:text-style-name="P3" svg:width="1.551cm" svg:height="2.557cm" svg:x="4.47cm" svg:y="2.251cm"><text:p/><draw:enhanced-geometry svg:viewBox="0 0 1013 1666" draw:type="non-primitive" draw:enhanced-path="M 577 0 L 429 8 344 141 105 358 0 479 70 794 125 1032 268 1308 514 1503 787 1666 795 1623 815 1616 815 1596 815 1573 815 1553 815 1533 838 1525 858 1525 880 1525 900 1510 900 1490 900 1468 900 1448 923 1440 943 1440 963 1440 978 1420 970 1398 970 1378 993 1363 1013 1358 639 1195 273 724 288 444 542 148 577 0 Z N"/></draw:custom-shape><draw:custom-shape draw:style-name="gr6" draw:text-style-name="P3" svg:width="1.886cm" svg:height="2.107cm" svg:x="4.683cm" svg:y="2.228cm"><text:p/><draw:enhanced-geometry svg:viewBox="0 0 1232 1373" draw:type="non-primitive" draw:enhanced-path="M 479 148 L 550 381 632 486 823 606 1099 634 1232 641 1212 859 1111 1112 936 1318 881 1373 542 1325 281 1185 161 1042 56 734 0 486 304 186 452 0 479 148 Z N"/></draw:custom-shape><draw:custom-shape draw:style-name="gr3" draw:text-style-name="P3" svg:width="2.158cm" svg:height="2.603cm" svg:x="4.445cm" svg:y="2.219cm"><text:p/><draw:enhanced-geometry svg:viewBox="0 0 1409 1695" draw:type="non-primitive" draw:enhanced-path="M 140 478 L 339 288 429 190 542 42 459 50 366 190 276 268 98 436 35 506 85 711 140 929 163 1054 211 1174 268 1287 354 1372 501 1477 634 1567 760 1638 790 1638 790 1610 612 1505 409 1380 296 1272 211 1112 183 971 226 1077 311 1244 409 1330 501 1392 607 1455 732 1547 797 1567 810 1532 649 1442 755 1477 837 1512 880 1512 888 1462 697 1415 549 1365 429 1287 354 1202 303 1104 409 1217 542 1314 685 1372 825 1407 888 1427 930 1435 965 1435 973 1407 965 1385 782 1357 642 1322 577 1287 479 1224 424 1189 374 1132 311 1062 253 929 211 794 168 633 140 528 148 506 168 521 211 696 253 844 311 991 374 1089 451 1174 577 1252 685 1294 802 1330 930 1345 1036 1350 1128 1259 1191 1182 1261 1084 1311 976 1346 864 1359 759 1367 661 1211 646 1106 641 1028 633 965 611 880 576 802 528 725 463 677 380 654 303 619 168 592 77 592 55 607 15 634 112 654 183 685 288 720 380 767 458 832 498 908 541 980 576 1063 591 1176 606 1296 618 1394 626 1409 626 1409 668 1394 829 1359 991 1281 1124 1226 1209 1156 1294 1086 1365 1058 1415 1016 1435 1016 1462 1000 1485 980 1497 945 1497 938 1512 938 1532 915 1555 873 1555 860 1590 853 1618 837 1638 817 1675 775 1695 669 1633 486 1520 401 1442 281 1357 226 1287 176 1182 133 1077 105 999 85 851 50 703 8 571 0 486 128 350 253 238 346 155 381 90 429 0 607 15 549 97 471 198 339 323 241 415 140 478 Z N"/></draw:custom-shape><draw:custom-shape draw:style-name="gr7" draw:text-style-name="P3" svg:width="1.435cm" svg:height="1.452cm" svg:x="4.886cm" svg:y="2.648cm"><text:p/><draw:enhanced-geometry svg:viewBox="0 0 938 947" draw:type="non-primitive" draw:enhanced-path="M 0 276 L 269 0 299 128 346 261 424 346 544 411 685 459 820 459 938 466 933 559 890 699 813 812 728 904 692 947 509 932 346 897 226 819 163 734 101 629 58 501 23 368 0 276 Z N"/></draw:custom-shape><draw:line draw:style-name="gr8" draw:text-style-name="P4" svg:x1="4.958cm" svg:y1="3.307cm" svg:x2="5.335cm" svg:y2="2.873cm"><text:p/></draw:line><draw:custom-shape draw:style-name="gr9" draw:text-style-name="P3" svg:width="0.385cm" svg:height="0.466cm" svg:x="5.029cm" svg:y="3.074cm"><text:p/><draw:enhanced-geometry svg:viewBox="0 0 253 306" draw:type="non-primitive" draw:enhanced-path="M 253 0 L 161 125 48 251 0 306 N"/></draw:custom-shape><draw:custom-shape draw:style-name="gr9" draw:text-style-name="P3" svg:width="0.394cm" svg:height="0.56cm" svg:x="5.17cm" svg:y="3.221cm"><text:p/><draw:enhanced-geometry svg:viewBox="0 0 258 366" draw:type="non-primitive" draw:enhanced-path="M 258 0 L 203 121 105 268 0 366 N"/></draw:custom-shape><draw:custom-shape draw:style-name="gr9" draw:text-style-name="P3" svg:width="0.406cm" svg:height="0.664cm" svg:x="5.385cm" svg:y="3.328cm"><text:p/><draw:enhanced-geometry svg:viewBox="0 0 266 434" draw:type="non-primitive" draw:enhanced-path="M 266 0 L 223 156 141 278 50 384 0 434 N"/></draw:custom-shape><draw:custom-shape draw:style-name="gr9" draw:text-style-name="P3" svg:width="0.403cm" svg:height="0.676cm" svg:x="5.65cm" svg:y="3.385cm"><text:p/><draw:enhanced-geometry svg:viewBox="0 0 264 443" draw:type="non-primitive" draw:enhanced-path="M 264 0 L 249 98 206 210 121 311 66 373 0 443 N"/></draw:custom-shape><draw:custom-shape draw:style-name="gr9" draw:text-style-name="P3" svg:width="1.07cm" svg:height="0.749cm" svg:x="5.221cm" svg:y="2.778cm"><text:p/><draw:enhanced-geometry svg:viewBox="0 0 699 489" draw:type="non-primitive" draw:enhanced-path="M 0 0 L 15 113 42 226 85 311 140 376 248 411 338 446 431 474 564 481 699 489 N"/></draw:custom-shape><draw:custom-shape draw:style-name="gr9" draw:text-style-name="P3" svg:width="1.154cm" svg:height="0.809cm" svg:x="5.089cm" svg:y="2.91cm"><text:p/><draw:enhanced-geometry svg:viewBox="0 0 755 528" draw:type="non-primitive" draw:enhanced-path="M 0 0 L 35 167 78 267 128 345 211 400 311 450 432 493 600 513 755 528 N"/></draw:custom-shape><draw:custom-shape draw:style-name="gr9" draw:text-style-name="P3" svg:width="0.98cm" svg:height="0.858cm" svg:x="4.994cm" svg:y="3.041cm"><text:p/><draw:enhanced-geometry svg:viewBox="0 0 641 561" draw:type="non-primitive" draw:enhanced-path="M 0 0 L 65 245 163 378 283 475 396 526 516 553 641 561 N"/></draw:custom-shape></draw:g></draw:g></text:p>
      <text:p text:style-name="Standard"/>
      <text:p text:style-name="Standard"/>
      <text:p text:style-name="P1"/>
      <text:p text:style-name="Standard"/>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2" svg:font-family="Mangal"/>
    <style:font-face style:name="Arial Black1" svg:font-family="'Arial Black'" style:font-family-generic="roman"/>
    <style:font-face style:name="Mangal3" svg:font-family="Mangal" style:font-pitch="variable"/>
    <style:font-face style:name="Arial Black" svg:font-family="'Arial Black'" style:font-family-generic="roman" style:font-pitch="variable"/>
    <style:font-face style:name="Arial Unicode MS1" svg:font-family="'Arial Unicode M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rectangular" draw:cx="50%" draw:cy="50%" draw:start-color="#800000" draw:end-color="#ffff00" draw:start-intensity="100%" draw:end-intensity="100%" draw:angle="0" draw:border="0%"/>
    <draw:fill-image draw:name="Linen" xlink:href="Pictures/100000000000005E0000005EABCB7412.png" xlink:type="simple" xlink:show="embed" xlink:actuate="onLoad"/>
    <draw:stroke-dash draw:name="Dash_20_1" draw:display-name="Dash 1" draw:style="rect" draw:dots1="2" draw:dots1-length="0.049cm" draw:dots2="1" draw:dots2-length="0.392cm" draw:distance="0.147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2" style:font-size-asian="14pt" style:font-name-complex="Mangal3"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rawing" style:family="paragraph" style:parent-style-name="Caption" style:class="extra"/>
    <style:style style:name="Absatz-Standardschriftart" style:family="text"/>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Пляшущий человечек»</dc:title>
    <meta:initial-creator>Комп</meta:initial-creator>
    <meta:creation-date>2011-09-18T23:58:00</meta:creation-date>
    <dc:date>2011-09-20T00:53:00.51</dc:date>
    <meta:editing-cycles>4</meta:editing-cycles>
    <meta:editing-duration>PT45M55S</meta:editing-duration>
    <meta:generator>LibreOffice/3.3$Win32 LibreOffice_project/330m19$Build-6</meta:generator>
    <meta:document-statistic meta:table-count="0" meta:image-count="0" meta:object-count="0" meta:page-count="1" meta:paragraph-count="0" meta:word-count="0" meta:character-count="0"/>
    <meta:user-defined meta:name="Поле 1"/>
    <meta:user-defined meta:name="Поле 2"/>
    <meta:user-defined meta:name="Поле 3"/>
    <meta:user-defined meta:name="Поле 4"/>
  </office:meta>
</office:document-meta>
</file>